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070000529500002DB07B7036E5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Times New Roman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51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ISTEMA DE CONTROLE DE PRODUCAO DE BRINQUEDOS</text:p>
      <text:p text:style-name="P6"/>
      <text:p text:style-name="P6"/>
      <text:p text:style-name="P5">- Identificação das Entidades e seus respectivos atributos:</text:p>
      <text:p text:style-name="P1"/>
      <text:p text:style-name="P1"><text:tab/>- Entidade “Brinquedo”: </text:p>
      <text:p text:style-name="P1"><text:tab/><text:tab/>- Atributos: modelo (Identificador) e descrição</text:p>
      <text:p text:style-name="P1"/>
      <text:p text:style-name="P1"><text:tab/>- Entidade “Montador”:</text:p>
      <text:p text:style-name="P1"><text:tab/><text:tab/>- Atributos: matricula (Identificador), nome, salario_minimo</text:p>
      <text:p text:style-name="P1"/>
      <text:p text:style-name="P1"><text:tab/>- Entidade “Máquina”:</text:p>
      <text:p text:style-name="P1"><text:tab/><text:tab/>- Atributos: código (Identificador), tipo, fabricante e localização</text:p>
      <text:p text:style-name="P1"><text:tab/><text:tab/></text:p>
      <text:p text:style-name="P1"><text:tab/>- Entidade “Equipe”:</text:p>
      <text:p text:style-name="P1"><text:tab/><text:tab/>- Atributos: código (Identificador) e descricao</text:p>
      <text:p text:style-name="P1"/>
      <text:p text:style-name="P1"><text:tab/>- Entidade “Supervisor”:</text:p>
      <text:p text:style-name="P1"><text:tab/><text:tab/>- Atributos: matricula (Identificador) e nome</text:p>
      <text:p text:style-name="P1"/>
      <text:p text:style-name="P1"><text:tab/>- Entidade “Conserto”:</text:p>
      <text:p text:style-name="P1"><text:tab/><text:tab/>- Atributos: código (Identificador), data_inicio, data_fim, hora_inicio, hora_fim</text:p>
      <text:p text:style-name="P1"/>
      <text:p text:style-name="P1"/>
      <text:p text:style-name="P5">- Identificação dos Relacionamentos entre as entidades e seus atributos</text:p>
      <text:p text:style-name="P1"/>
      <text:p text:style-name="P1"><text:tab/></text:p>
      <text:p text:style-name="P1"><text:tab/>- Relacionamento “é produzido”: Relacionamento entre as entidades “Brinquedo” e “Montador”</text:p>
      <text:p text:style-name="P1"><text:tab/><text:tab/>- Atributos: data_inicio, data_fim, hora_inicio, hora_fim</text:p>
      <text:p text:style-name="P1"/>
      <text:p text:style-name="P1"><text:tab/>- Relacionamento “é montado” : Relacionamento entre as entidades “Brinquedo” e “Máquina”</text:p>
      <text:p text:style-name="P1"><text:tab/><text:tab/></text:p>
      <text:p text:style-name="P1"><text:tab/>- Relacionamento “é operada” : Relacionamento entre as entidades “Máquina” e “Montador”</text:p>
      <text:p text:style-name="P1"/>
      <text:p text:style-name="P1"><text:tab/>- Relacionamento “encontra” : Relacionamento entre as entidades “Máquina” e “Conserto”.</text:p>
      <text:p text:style-name="P1"><text:tab/><text:tab/>- Atributos: status e quantidade</text:p>
      <text:p text:style-name="P1"/>
      <text:p text:style-name="P1"><text:tab/>- Relacionamento “monitora”: Relacionamento entre as entidades “Supervisor” e “Conserto”</text:p>
      <text:p text:style-name="P1"/>
      <text:p text:style-name="P1"><text:tab/>- Relacionamento “supervisiona” : Relacionamento entre as entidades “Supervisor” e “Equipe”</text:p>
      <text:p text:style-name="P1"/>
      <text:p text:style-name="P1"><text:tab/>- Relacionamento “pertence” : Relacionamento entre as entidades “Montador” e “Equipe”</text:p>
      <text:p text:style-name="P1"/>
      <text:p text:style-name="P1"><text:tab/>- Relacionamento “está habilitado” : Relacionamento entre as entidades “Montador” e “Máquina”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- Identificação das cardinalidades mínima e máxima de cada relacionamento</text:p>
      <text:p text:style-name="P1"/>
      <text:p text:style-name="P1"><text:tab/>- Relacionamento “é produzido”: Cada <text:s/>“Brinquedo” <text:s/>é produzido por um “Montador”, daí temos a cardinalidade (1,1); por outro lado, cada “Montador” pode produzir um ou mais “Brinquedo”, daí temos a <text:soft-page-break/>cardinalidade (1, N).</text:p>
      <text:p text:style-name="P1"/>
      <text:p text:style-name="P1"><text:tab/>- Relacionamento “é montado” : Cada “Brinquedo” é montado por uma única “Máquina”, daí temos a cardinalidade (1,1); por outro lado, cada “Máquina” pode montar um ou mais “Brinquedo”, daí temos a cardinalidade (1,1).</text:p>
      <text:p text:style-name="P1"/>
      <text:p text:style-name="P1"><text:tab/>- Relacionamento “é operada” : Cada “Máquina” é operada por uma único “Montador”, daí temos a cardinalidade (1,1). Por outro lado, cada “Montador” pode operar uma única “Máquina”, daí temos a cardinalidade (1, 1).</text:p>
      <text:p text:style-name="P1"/>
      <text:p text:style-name="P1"><text:tab/>- Relacionamento “encontra” : Cada “Máquina” pode ou não encontra-se realizando um “Conserto”, daí temos o relacionamento (0,1). Por outro lado, O “Conserto” pode ser realizado em uma ou várias máquinas. Daí a cardinalidade (1, N).</text:p>
      <text:p text:style-name="P1"><text:tab/><text:tab/></text:p>
      <text:p text:style-name="P1"><text:tab/>- Relacionamento “monitora”: Cada “Supervisor” realiza a monitoração de uma ou várias máquinas que estão em conserto. Daí a cardinalidade (1, N). E o um “conserto” é monitorado por apenas um “Supervisor”, daí a cardinalidade (1,1).</text:p>
      <text:p text:style-name="P1"/>
      <text:p text:style-name="P1"><text:tab/>- Relacionamento “supervisiona” : Cada “Supervisor” realiza a supervisão de apenas uma “Equipe” (1,1) e por sua vez cada “Equipe” é supervisionada por um único “Supervisor” (1,1).</text:p>
      <text:p text:style-name="P1"/>
      <text:p text:style-name="P1"><text:tab/>- Relacionamento “pertence” : Cada “Montador” pertence a uma determinada “Equipe” (1,1). Por outro lado, cada “Equipe” pode se formada por um ou mais “Montador” (1, N).</text:p>
      <text:p text:style-name="P1"/>
      <text:p text:style-name="P1"><text:tab/>- Relacionamento “está habilitado” : Cada “Montador” está habilitado para utilizar uma ou mais “Máquina” (1, N). Por outro lado, Cada “Máquina” está habilitada para ser utilizada por um ou mais “Montador” (1, N)</text:p>
      <text:p text:style-name="P1"/>
      <text:p text:style-name="P5">- Elaboração do DER</text:p>
      <text:p text:style-name="P1"/>
      <text:p text:style-name="P1"><draw:frame draw:style-name="fr1" draw:name="figura1" text:anchor-type="paragraph" svg:width="18.531cm" svg:height="9.49cm" draw:z-index="0"><draw:image xlink:href="Pictures/200000070000529500002DB07B7036E5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794cm" fo:margin-bottom="1.997cm" fo:margin-left="0.9cm" fo:margin-right="0.9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2T11:06:42.20</meta:creation-date>
    <dc:date>2016-05-18T16:17:50.97</dc:date>
    <meta:editing-duration>PT3H27M49S</meta:editing-duration>
    <meta:editing-cycles>17</meta:editing-cycles>
    <meta:generator>LibreOffice/3.4$Win32 LibreOffice_project/340m1$Build-502</meta:generator>
    <meta:document-statistic meta:table-count="0" meta:image-count="1" meta:object-count="0" meta:page-count="2" meta:paragraph-count="39" meta:word-count="459" meta:character-count="3256" meta:non-whitespace-character-count="2784"/>
  </office:meta>
</office:document-meta>
</file>